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itle: The Energy Consumption of AI and Machine Learning: Challenges and Sustainable Solutions</text:p>
      <text:p text:style-name="Standard"/>
      <text:p text:style-name="Standard">Introduction:</text:p>
      <text:p text:style-name="Standard">Artificial Intelligence (AI) and machine learning (ML) have revolutionized numerous industries, enabling unprecedented advancements in technology, healthcare, finance, and more. However, this exponential growth in AI applications comes at a cost: an increasingly substantial demand for energy. This essay aims to explore the energy consumption of AI and ML, the challenges it presents, and the sustainable solutions to mitigate its impact on the environment and foster responsible technological development.</text:p>
      <text:p text:style-name="Standard"/>
      <text:p text:style-name="Standard">1. The Rising Energy Demand:</text:p>
      <text:p text:style-name="Standard">AI and ML require vast amounts of computational power to process, analyze, and learn from data. As AI applications grow in complexity, so does the computational workload, leading to a surge in energy consumption. Massive data centers and powerful hardware, such as Graphics Processing Units (GPUs), are essential components of AI infrastructure but contribute significantly to energy consumption.</text:p>
      <text:p text:style-name="Standard"/>
      <text:p text:style-name="Standard">2. The Environmental Impact:</text:p>
      <text:p text:style-name="Standard">The environmental consequences of AI and ML energy consumption cannot be ignored. Carbon emissions from electricity generation in data centers and related infrastructure have raised concerns about their carbon footprint. The reliance on fossil fuels exacerbates the issue, contributing to climate change and environmental degradation.</text:p>
      <text:p text:style-name="Standard"/>
      <text:p text:style-name="Standard">3. The Need for Efficiency:</text:p>
      <text:p text:style-name="Standard">Efficiency is crucial in addressing the energy consumption challenge. AI researchers and engineers must focus on developing algorithms and hardware that optimize computational processes, reduce idle times, and promote energy-efficient models. The concept of "Green AI" has emerged, emphasizing sustainable practices to minimize environmental impact.</text:p>
      <text:p text:style-name="Standard"/>
      <text:p text:style-name="Standard">4. Cloud Computing and Data Centers:</text:p>
      <text:p text:style-name="Standard">Cloud computing services and data centers are central to AI operations. Major tech companies invest heavily in building and maintaining these centers, leading to significant energy consumption. Migrating data centers to regions with renewable energy sources can help reduce the environmental impact.</text:p>
      <text:p text:style-name="Standard"/>
      <text:p text:style-name="Standard">5. Edge Computing:</text:p>
      <text:p text:style-name="Standard">Edge computing, a paradigm that performs data processing closer to the source, can reduce the energy consumption associated with transmitting vast amounts of data to centralized data centers. By processing data locally, edge computing optimizes energy use and improves response times.</text:p>
      <text:p text:style-name="Standard"/>
      <text:p text:style-name="Standard">6. Transfer Learning and Model Compression:</text:p>
      <text:p text:style-name="Standard">Transfer learning techniques allow AI models to leverage pre-trained models, reducing the need for extensive training on large datasets. Similarly, model compression techniques can create compact models without compromising performance, leading to less energy-intensive computations.</text:p>
      <text:p text:style-name="Standard"/>
      <text:p text:style-name="Standard">7. Energy-Aware Training:</text:p>
      <text:p text:style-name="Standard">Energy-aware training methods involve considering energy consumption as an optimization metric alongside traditional performance metrics. By striking a balance between accuracy and energy use, researchers can develop more energy-efficient AI models.</text:p>
      <text:p text:style-name="Standard"/>
      <text:p text:style-name="Standard">8. Collaborative Efforts and Industry Standards:</text:p>
      <text:p text:style-name="Standard"><text:soft-page-break/>To tackle the energy consumption challenge effectively, collaborative efforts between governments, academia, and industries are essential. Establishing industry standards for energy-efficient AI infrastructure and encouraging responsible practices will facilitate a more sustainable AI ecosystem.</text:p>
      <text:p text:style-name="Standard"/>
      <text:p text:style-name="Standard">Conclusion:</text:p>
      <text:p text:style-name="Standard">As AI and machine learning continue to shape the future, understanding and addressing their energy consumption are critical for long-term sustainability. By promoting efficiency, embracing innovative technologies like edge computing, and adopting responsible practices, we can ensure that AI's growth aligns with environmental consciousness. Only through collective efforts can we create a future where AI's potential is realized without compromising the health of our plan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24T11:32:00.950990041</meta:creation-date>
    <meta:editing-duration>PT2H7M36S</meta:editing-duration>
    <meta:editing-cycles>2</meta:editing-cycles>
    <meta:generator>LibreOffice/6.4.7.2$Linux_X86_64 LibreOffice_project/40$Build-2</meta:generator>
    <dc:date>2023-08-08T12:21:41.657648761</dc:date>
    <meta:document-statistic meta:table-count="0" meta:image-count="0" meta:object-count="0" meta:page-count="2" meta:paragraph-count="21" meta:word-count="518" meta:character-count="3844" meta:non-whitespace-character-count="3347"/>
  </office:meta>
</office:document-meta>
</file>